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ジョン・ファヴロー</text:p>
          </draw:text-box>
        </draw:frame>
        <draw:frame presentation:style-name="pr2" draw:text-style-name="P1" draw:layer="layout" svg:width="25cm" svg:height="9.5cm" svg:x="1.5cm" svg:y="3.5cm" presentation:class="subtitle" presentation:user-transformed="true">
          <draw:text-box>
            <text:p>ニューヨーク市クイーンズで生まれた天才俳優兼天才監督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選んだ理由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ジョンが主演俳優も演じるだけでなく、監督もした作品“シェフ”が自分の好きな映画三本指に入るから</text:p>
              </text:list-item>
              <text:list-item>
                <text:p>単純に見た目が好きだか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ヒット作品</text:p>
          </draw:text-box>
        </draw:frame>
        <draw:frame draw:style-name="gr2" draw:text-style-name="P4" draw:layer="layout" svg:width="27.365cm" svg:height="10.795cm" draw:transform="rotate (0.0015707963267949) translate (-0.077cm 2.583cm)">
          <draw:text-box>
            <text:p text:style-name="P3">アイアンマンシリーズ</text:p>
            <text:p text:style-name="P3">アベンジャーズシリーズ</text:p>
            <text:p text:style-name="P3">スパイダーマンシリーズ</text:p>
            <text:p text:style-name="P3">ウルフオブウォールストリート</text:p>
            <text:p text:style-name="P3">スターウォーズ</text:p>
            <text:p text:style-name="P3">ライオンキング</text:p>
            <text:p text:style-name="P3">シェフ 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4-28T15:51:38.076172457</meta:creation-date>
    <meta:editing-duration>PT18M54S</meta:editing-duration>
    <meta:editing-cycles>2</meta:editing-cycles>
    <meta:generator>LibreOffice/7.3.1.3$Linux_X86_64 LibreOffice_project/a69ca51ded25f3eefd52d7bf9a5fad8c90b87951</meta:generator>
    <dc:title>Forestbird</dc:title>
    <dc:date>2022-04-28T16:10:31.222364977</dc:date>
    <meta:document-statistic meta:object-count="275"/>
  </office:meta>
</office:document-meta>
</file>